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keep-with-next="always" fo:keep-together="always" fo:break-before="page" fo:margin-top="0.3333in" fo:margin-bottom="0in"/>
      <style:text-properties style:font-name="Calibri" style:font-name-asian="MS Gothic" fo:font-weight="bold" style:font-weight-asian="bold" style:font-weight-complex="bold" fo:color="#365F91" style:letter-kerning="false" fo:font-size="14pt" style:font-size-asian="14pt" style:font-size-complex="14pt" fo:hyphenate="true"/>
    </style:style>
    <style:style style:name="P2" style:parent-style-name="Normal" style:family="paragraph">
      <style:paragraph-properties fo:keep-with-next="always" fo:keep-together="always" fo:margin-top="0.3333in" fo:margin-bottom="0in"/>
      <style:text-properties fo:hyphenate="true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Normal" style:family="paragraph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style:letter-kerning="false" fo:font-size="13pt" style:font-size-asian="13pt" style:font-size-complex="13pt" fo:hyphenate="true"/>
    </style:style>
    <style:style style:name="P9" style:parent-style-name="Normal" style:family="paragraph">
      <style:paragraph-properties fo:keep-with-next="always" fo:keep-together="always" fo:margin-top="0.1388in" fo:margin-bottom="0in"/>
      <style:text-properties style:font-name="Calibri" style:font-name-asian="MS Gothic" fo:color="#000000" style:letter-kerning="false" fo:hyphenate="true"/>
    </style:style>
    <style:style style:name="P10" style:parent-style-name="Normal" style:list-style-name="LFO1" style:family="paragraph">
      <style:paragraph-properties fo:keep-with-next="always" fo:keep-together="always" fo:margin-top="0.1388in" fo:margin-bottom="0in"/>
      <style:text-properties style:font-name="Calibri" style:font-name-asian="MS Gothic" fo:color="#000000" style:letter-kerning="false" fo:hyphenate="true"/>
    </style:style>
    <style:style style:name="P11" style:parent-style-name="Normal" style:list-style-name="LFO1" style:family="paragraph">
      <style:paragraph-properties fo:keep-with-next="always" fo:keep-together="always" fo:margin-top="0.1388in" fo:margin-bottom="0in"/>
      <style:text-properties style:font-name="Calibri" style:font-name-asian="MS Gothic" fo:color="#000000" style:letter-kerning="false" fo:hyphenate="true"/>
    </style:style>
    <style:style style:name="P12" style:parent-style-name="Normal" style:list-style-name="LFO1" style:family="paragraph">
      <style:paragraph-properties fo:keep-with-next="always" fo:keep-together="always" fo:margin-top="0.1388in" fo:margin-bottom="0in"/>
      <style:text-properties style:font-name="Calibri" style:font-name-asian="MS Gothic" fo:color="#000000" style:letter-kerning="false" fo:hyphenate="true"/>
    </style:style>
    <style:style style:name="P13" style:parent-style-name="Normal" style:list-style-name="LFO1" style:family="paragraph">
      <style:paragraph-properties fo:keep-with-next="always" fo:keep-together="always" fo:margin-top="0.1388in" fo:margin-bottom="0in"/>
      <style:text-properties style:font-name="Calibri" style:font-name-asian="MS Gothic" fo:color="#000000" style:letter-kerning="false" fo:hyphenate="true"/>
    </style:style>
    <style:style style:name="P14" style:parent-style-name="Normal" style:list-style-name="LFO1" style:family="paragraph">
      <style:paragraph-properties fo:keep-with-next="always" fo:keep-together="always" fo:margin-top="0.1388in" fo:margin-bottom="0in"/>
      <style:text-properties style:font-name="Calibri" style:font-name-asian="MS Gothic" fo:color="#000000" style:letter-kerning="false" fo:hyphenate="true"/>
    </style:style>
    <style:style style:name="P15" style:parent-style-name="Normal" style:list-style-name="LFO1" style:family="paragraph">
      <style:paragraph-properties fo:keep-with-next="always" fo:keep-together="always" fo:margin-top="0.1388in" fo:margin-bottom="0in"/>
      <style:text-properties style:font-name="Calibri" style:font-name-asian="MS Gothic" fo:color="#000000" style:letter-kerning="false" fo:hyphenate="true"/>
    </style:style>
    <style:style style:name="P16" style:parent-style-name="Normal" style:family="paragraph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style:letter-kerning="false" fo:font-size="13pt" style:font-size-asian="13pt" style:font-size-complex="13pt" fo:hyphenate="true"/>
    </style:style>
    <style:style style:name="P17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fo:color="#000000" style:letter-kerning="false" fo:hyphenate="true"/>
    </style:style>
    <style:style style:name="P18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fo:color="#000000" style:letter-kerning="false" fo:hyphenate="true"/>
    </style:style>
    <style:style style:name="P19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fo:color="#000000" style:letter-kerning="false" fo:hyphenate="true"/>
    </style:style>
    <style:style style:name="P20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fo:color="#000000" style:letter-kerning="false" fo:hyphenate="true"/>
    </style:style>
    <style:style style:name="P21" style:parent-style-name="Normal" style:list-style-name="LFO2" style:family="paragraph">
      <style:paragraph-properties fo:keep-with-next="always" fo:keep-together="always" fo:margin-top="0.1388in" fo:margin-bottom="0in"/>
      <style:text-properties fo:hyphenate="true"/>
    </style:style>
    <style:style style:name="T22" style:parent-style-name="Fuentedepárrafopredeter." style:family="text">
      <style:text-properties style:font-name="Calibri" style:font-name-asian="MS Gothic" fo:color="#000000" style:letter-kerning="false"/>
    </style:style>
    <style:style style:name="T23" style:parent-style-name="Fuentedepárrafopredeter." style:family="text">
      <style:text-properties style:font-name="Calibri" style:font-name-asian="MS Gothic" fo:color="#000000" style:letter-kerning="false"/>
    </style:style>
    <style:style style:name="P24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fo:color="#000000" style:letter-kerning="false" fo:hyphenate="true"/>
    </style:style>
    <style:style style:name="P25" style:parent-style-name="Normal" style:family="paragraph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style:letter-kerning="false" fo:font-size="13pt" style:font-size-asian="13pt" style:font-size-complex="13pt" fo:hyphenate="true"/>
    </style:style>
    <style:style style:name="P26" style:parent-style-name="Normal" style:family="paragraph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style:letter-kerning="false" fo:font-size="13pt" style:font-size-asian="13pt" style:font-size-complex="13pt" fo:hyphenate="true"/>
    </style:style>
    <style:style style:name="P27" style:parent-style-name="Normal" style:family="paragraph">
      <style:paragraph-properties fo:keep-with-next="always" fo:keep-together="always" fo:margin-top="0.1388in" fo:margin-bottom="0in"/>
      <style:text-properties style:font-name="Calibri" style:font-name-asian="MS Gothic" fo:color="#000000" style:letter-kerning="false" fo:hyphenate="true"/>
    </style:style>
    <style:style style:name="P28" style:parent-style-name="Normal" style:family="paragraph">
      <style:paragraph-properties fo:keep-with-next="always" fo:keep-together="always" fo:margin-top="0.1388in" fo:margin-bottom="0in"/>
      <style:text-properties fo:hyphenate="true"/>
    </style:style>
    <style:style style:name="T29" style:parent-style-name="Fuentedepárrafopredeter." style:family="text">
      <style:text-properties style:font-name="Calibri" style:font-name-asian="MS Gothic" fo:color="#000000" style:letter-kerning="false"/>
    </style:style>
    <style:style style:name="T30" style:parent-style-name="Fuentedepárrafopredeter." style:family="text">
      <style:text-properties style:font-name="Calibri" style:font-name-asian="MS Gothic" fo:color="#000000" style:letter-kerning="false"/>
    </style:style>
    <style:style style:name="T31" style:parent-style-name="Fuentedepárrafopredeter." style:family="text">
      <style:text-properties style:font-name="Calibri" style:font-name-asian="MS Gothic" fo:color="#000000" style:letter-kerning="false"/>
    </style:style>
    <style:style style:name="T32" style:parent-style-name="Fuentedepárrafopredeter." style:family="text">
      <style:text-properties style:font-name="Calibri" style:font-name-asian="MS Gothic" fo:color="#000000" style:letter-kerning="false"/>
    </style:style>
    <style:style style:name="T33" style:parent-style-name="Fuentedepárrafopredeter." style:family="text">
      <style:text-properties style:font-name="Calibri" style:font-name-asian="MS Gothic" fo:color="#000000" style:letter-kerning="false"/>
    </style:style>
    <style:style style:name="P34" style:parent-style-name="Normal" style:family="paragraph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style:letter-kerning="false" fo:font-size="13pt" style:font-size-asian="13pt" style:font-size-complex="13pt" fo:hyphenate="true"/>
    </style:style>
    <style:style style:name="P35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fo:color="#000000" style:letter-kerning="false" fo:hyphenate="true"/>
    </style:style>
    <style:style style:name="P36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fo:color="#000000" style:letter-kerning="false" fo:hyphenate="true"/>
    </style:style>
    <style:style style:name="P37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fo:color="#000000" style:letter-kerning="false" fo:hyphenate="true"/>
    </style:style>
    <style:style style:name="P38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fo:color="#000000" style:letter-kerning="false" fo:hyphenate="true"/>
    </style:style>
    <style:style style:name="P39" style:parent-style-name="Normal" style:family="paragraph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style:letter-kerning="false" fo:font-size="13pt" style:font-size-asian="13pt" style:font-size-complex="13pt" fo:hyphenate="true"/>
    </style:style>
    <style:style style:name="P40" style:parent-style-name="Normal" style:list-style-name="LFO4" style:family="paragraph"/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Normal" style:list-style-name="LFO4" style:family="paragraph"/>
    <style:style style:name="T43" style:parent-style-name="Fuentedepárrafopredeter." style:family="text">
      <style:text-properties fo:font-weight="bold" style:font-weight-asian="bold" style:font-weight-complex="bold"/>
    </style:style>
    <style:style style:name="P44" style:parent-style-name="Normal" style:list-style-name="LFO4" style:family="paragraph"/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Normal" style:list-style-name="LFO4" style:family="paragraph"/>
    <style:style style:name="T47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Acta de Cierre y Aceptación<text:s/></text:h>
      <text:h text:style-name="P2" text:outline-level="1"><text:span text:style-name="T3">Proyecto:</text:span> SensorControl App<text:line-break/><text:span text:style-name="T4">Versión entregada:</text:span> v1.0<text:line-break/><text:span text:style-name="T5">Cliente:</text:span> SmartTech Innovators S.L.<text:line-break/><text:span text:style-name="T6">Director del Proyecto:</text:span> Nasratullah Jabarkhil<text:line-break/><text:span text:style-name="T7">Fecha de cierre:</text:span> 10/12/2025</text:h>
      <text:h text:style-name="P8" text:outline-level="2">1. ¿Qué se entregó?</text:h>
      <text:h text:style-name="P9" text:outline-level="2">Se entregó una aplicación multiplataforma (web y móvil) para la gestión de sensores, con las siguientes funcionalidades:</text:h>
      <text:list text:style-name="LFO1" text:continue-numbering="true">
        <text:list-item>
          <text:p text:style-name="P10">Lectura en tiempo real de valores de sensores</text:p>
        </text:list-item>
        <text:list-item>
          <text:p text:style-name="P11">Alertas configurables por rangos</text:p>
        </text:list-item>
        <text:list-item>
          <text:p text:style-name="P12">Visualización de datos mediante gráficos</text:p>
        </text:list-item>
        <text:list-item>
          <text:p text:style-name="P13">Gestión de múltiples sensores desde una única cuenta</text:p>
        </text:list-item>
        <text:list-item>
          <text:p text:style-name="P14">Autenticación segura y cifrado de datos</text:p>
        </text:list-item>
        <text:list-item>
          <text:p text:style-name="P15">Interfaz intuitiva y tutorial de uso inicial</text:p>
        </text:list-item>
      </text:list>
      <text:h text:style-name="P16" text:outline-level="2">2. ¿Cómo comprobamos que funciona?</text:h>
      <text:list text:style-name="LFO2" text:continue-numbering="true">
        <text:list-item>
          <text:p text:style-name="P17">Pruebas de integración: compatibilidad validada con sensores estándar (R1 mitigado)</text:p>
        </text:list-item>
        <text:list-item>
          <text:p text:style-name="P18">Pruebas de seguridad: cifrado extremo a extremo y autenticación implementados (R6 en curso)</text:p>
        </text:list-item>
        <text:list-item>
          <text:p text:style-name="P19">Pruebas de usuario (UAT): interfaz validada por el equipo de diseño (R9 en curso)</text:p>
        </text:list-item>
        <text:list-item>
          <text:p text:style-name="P20">Rendimiento: comunicación estable con dispositivos IoT, sin fallos críticos de sincronización (R1 completado)</text:p>
        </text:list-item>
        <text:list-item>
          <text:p text:style-name="P21"><text:span text:style-name="T22">Cumplimiento normativo</text:span>(GDPR)<text:span text:style-name="T23">: políticas de privacidad actualizadas y asesoría legal contratada (R3 pendiente)</text:span></text:p>
        </text:list-item>
        <text:list-item>
          <text:p text:style-name="P24">Control de versiones: implementado con Git (R2 en curso)</text:p>
        </text:list-item>
      </text:list>
      <text:h text:style-name="P25" text:outline-level="2"/>
      <text:soft-page-break/>
      <text:h text:style-name="P26" text:outline-level="2">3. Aceptación del cliente</text:h>
      <text:h text:style-name="P27" text:outline-level="2">El cliente confirma que la aplicación cumple con los objetivos establecidos en el Acta de Constitución y la acepta formalmente.</text:h>
      <text:h text:style-name="P28" text:outline-level="2"><text:span text:style-name="T29">Nombre y cargo: María López – Directora de Innovación en SmartTech Innovators S.L.</text:span><text:span text:style-name="T30">(patrocinadora del proyecto)</text:span><text:span text:style-name="T31"><text:line-break/>Firma: _________________________</text:span><text:span text:style-name="T32"><text:line-break/>Fecha</text:span><text:span text:style-name="T33">:</text:span>10/12/2025</text:h>
      <text:h text:style-name="P34" text:outline-level="2">4. Riesgos y mejoras</text:h>
      <text:list text:style-name="LFO3" text:continue-numbering="true">
        <text:list-item>
          <text:p text:style-name="P35">R3 – Riesgo legal: pendiente de cierre. Se recomienda mantener la asesoría legal activa.</text:p>
        </text:list-item>
        <text:list-item>
          <text:p text:style-name="P36">R6 – Seguridad IoT: seguir actualizando protocolos de cifrado y autenticación.</text:p>
        </text:list-item>
        <text:list-item>
          <text:p text:style-name="P37">R9 – Adopción de usuarios: continuar con pruebas de usabilidad y mejora continua de la interfaz.</text:p>
        </text:list-item>
        <text:list-item>
          <text:p text:style-name="P38">Mejora futura: incorporar soporte para más tipos de sensores<text:s/></text:p>
        </text:list-item>
      </text:list>
      <text:h text:style-name="P39" text:outline-level="2">Glosario breve</text:h>
      <text:list text:style-name="LFO4" text:continue-numbering="true">
        <text:list-item>
          <text:p text:style-name="P40"><text:span text:style-name="T41">IoT</text:span>: Internet de las Cosas</text:p>
        </text:list-item>
        <text:list-item>
          <text:p text:style-name="P42"><text:span text:style-name="T43">UAT</text:span>: Pruebas de Aceptación por el Usuario</text:p>
        </text:list-item>
        <text:list-item>
          <text:p text:style-name="P44"><text:span text:style-name="T45">API</text:span>: Interfaz de Programación de Aplicaciones</text:p>
        </text:list-item>
        <text:list-item>
          <text:p text:style-name="P46"><text:span text:style-name="T47">GDPR</text:span>: Reglamento General de Protección de Datos (UE)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ego Santos Muñoz</meta:initial-creator>
    <dc:creator>Diego Santos Muñoz</dc:creator>
    <meta:creation-date>2025-12-04T18:14:00Z</meta:creation-date>
    <dc:date>2025-12-10T09:55:00Z</dc:date>
    <meta:template xlink:href="Normal.dotm" xlink:type="simple"/>
    <meta:editing-cycles>2</meta:editing-cycles>
    <meta:editing-duration>PT0S</meta:editing-duration>
    <meta:document-statistic meta:page-count="2" meta:paragraph-count="4" meta:word-count="308" meta:character-count="2002" meta:row-count="14" meta:non-whitespace-character-count="1698"/>
  </office:meta>
</office:document-meta>
</file>